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3.05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477.81pt"/>
    </style:style>
    <style:style style:name="co6" style:family="table-column">
      <style:table-column-properties fo:break-before="auto" style:column-width="599.8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vic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TANJ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EŠENJE</text:p>
          </table:table-cell>
          <table:table-cell table:style-name="ce1" office:value-type="string" calcext:value-type="string">
            <text:p>LINK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LM327 Bluetooth Mini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table-cell table:style-name="ce4" office:value-type="string" calcext:value-type="string" table:number-columns-spanned="1" table:number-rows-spanned="4">
            <text:p>Nacin instalacije OBD Auto Doctor je bio preko WineHQ.</text:p>
            <text:p>Problem koji nastaje je da WineHQ podržava aplikacije do Win 7, dok </text:p>
            <text:p>OBD Auto Doctor najniža verzija koju smo pronašli je za Win 10</text:p>
          </table:table-cell>
          <table:table-cell table:style-name="ce4" office:value-type="string" calcext:value-type="string" table:number-columns-spanned="1" table:number-rows-spanned="4">
            <text:p>OBD Doctor Doctor I Scantool (scantool_net113win) su jedine dve aplikacije koje smo uspeli da </text:p>
            <text:p>Instaliramo preko WineHQ.  Potencijalno rešenje je pronaci druge softvere koji rade na Win 7 a da ne zahtevaju licence, jer svi ostali</text:p>
            <text:p><text:span text:style-name="T1">Softveri poput( EasyOBDII, OBD2Spy, ScanMaster-ELM, wOBDCRAZY) ili nismo uspeli da instaliramo ili traže licence.</text:span>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LM327 Bluetooth</text:p>
          </table:table-cell>
          <table:table-cell/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covered-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LM327 USB</text:p>
          </table:table-cell>
          <table:table-cell/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covered-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OBD Programmer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ELM327 Bluetooth Mini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table-cell table:style-name="ce5" office:value-type="string" calcext:value-type="string" table:number-columns-spanned="1" table:number-rows-spanned="2">
            <text:p>Ne može da se uspostavi konekcija sa uređajem</text:p>
            <text:p>Failed to connect (A socket operation failed because the destiantion host was down)</text:p>
            <text:p/>
          </table:table-cell>
          <table:table-cell table:style-name="ce4" office:value-type="string" calcext:value-type="string" table:number-columns-spanned="1" table:number-rows-spanned="2">
            <text:p>Potencijalno rešenje: pokušati sa drugom bluetooth donglee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 calcext:value-type="string">
            <text:p>ELM327 Bluetooth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4">
          <table:table-cell office:value-type="string" calcext:value-type="string">
            <text:p>EOBD Programmer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NE RADI</text:p>
          </table:table-cell>
          <table:table-cell table:style-name="Default" office:value-type="string" calcext:value-type="string">
            <text:p>/dev/ttyUSB0 when unblacklisted FTDI</text:p>
            <text:p>scantool: open success</text:p>
            <text:p>Za razliku od OBD USB uredjaja koji isto koristi USB konekciju, na ovom uredjaju ne poklapaja se ime porta u njegovom source kodu I imenu porta koji OBD Auto Doctor zahteva</text:p>
          </table:table-cell>
          <table:table-cell table:style-name="Default" office:value-type="string" calcext:value-type="string">
            <text:p>unblacklist_fdti.sh</text:p>
            <text:p>Comment</text:p>
            <text:p>blacklist ftdi_sio</text:p>
            <text:p>blacklist usbserial</text:p>
            <text:p>In</text:p>
            <text:p>/etc/modprobe.d/blacklist.conf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LM327 USB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BD Auto Doctor</text:p>
          </table:table-cell>
          <table:table-cell office:value-type="string" calcext:value-type="string">
            <text:p>RADI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M327 Bluetooth Mini</text:p>
          </table:table-cell>
          <table:table-cell office:value-type="string" calcext:value-type="string">
            <text:p>ARDUINO</text:p>
          </table:table-cell>
          <table:table-cell table:style-name="ce3" office:value-type="string" calcext:value-type="string">
            <text:p>ANDROID</text:p>
          </table:table-cell>
          <table:table-cell table:style-name="ce3" office:value-type="string" calcext:value-type="string">
            <text:p>OBD Android </text:p>
          </table:table-cell>
          <table:table-cell table:style-name="ce3" office:value-type="string" calcext:value-type="string">
            <text:p>RADI</text:p>
          </table:table-cell>
          <table:table-cell table:number-columns-repeated="5"/>
        </table:table-row>
        <table:table-row table:style-name="ro5">
          <table:table-cell table:style-name="Default" office:value-type="string" calcext:value-type="string">
            <text:p>ELM327 Bluetooth</text:p>
          </table:table-cell>
          <table:table-cell office:value-type="string" calcext:value-type="string">
            <text:p>ARDUINO</text:p>
          </table:table-cell>
          <table:table-cell table:style-name="ce3" office:value-type="string" calcext:value-type="string">
            <text:p>ANDROID</text:p>
          </table:table-cell>
          <table:table-cell table:style-name="ce3" office:value-type="string" calcext:value-type="string">
            <text:p>OBD Android </text:p>
          </table:table-cell>
          <table:table-cell office:value-type="string" calcext:value-type="string">
            <text:p>NE RADI</text:p>
          </table:table-cell>
          <table:table-cell office:value-type="string" calcext:value-type="string">
            <text:p>iako se koristi isti postupak kao sa ELM327 Bluetooth mini, uopste ne prepoznaje uređaj u aplikaciji, </text:p>
            <text:p>Što nas dovodi na zaključak da uređaj ne val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M327 USB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WIN</text:p>
          </table:table-cell>
          <table:table-cell table:style-name="ce3" office:value-type="string" calcext:value-type="string">
            <text:p>OBD Auto Doctor</text:p>
          </table:table-cell>
          <table:table-cell table:style-name="ce3" office:value-type="string" calcext:value-type="string">
            <text:p>RADI(DELIMIČNO)</text:p>
          </table:table-cell>
          <table:table-cell office:value-type="string" calcext:value-type="string">
            <text:p>Uspostavi se konekcija ali OBD Auto Doctor ne prepoznaje Arduino Uno uredjaj kao ECU</text:p>
          </table:table-cell>
          <table:table-cell office:value-type="string" calcext:value-type="string">
            <text:p>Potrebno je izmeniti arduino kod tako da poseduje signal koji započinje simulaciju tako da “upali” ECU uređaj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 table:style-name="ce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3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9T11:57:03.325390327</meta:creation-date>
    <dc:date>2024-06-19T13:39:36.975233510</dc:date>
    <meta:editing-duration>PT51M43S</meta:editing-duration>
    <meta:editing-cycles>11</meta:editing-cycles>
    <meta:generator>LibreOffice/6.0.7.3$Linux_X86_64 LibreOffice_project/00m0$Build-3</meta:generator>
    <meta:document-statistic meta:table-count="1" meta:cell-count="65" meta:object-count="0"/>
  </office:meta>
</office:document-meta>
</file>